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8000000181BF26FAB3E482F96.png" manifest:media-type="image/png"/>
  <manifest:file-entry manifest:full-path="Pictures/100002010000001800000018BDCAE85134170910.png" manifest:media-type="image/png"/>
  <manifest:file-entry manifest:full-path="Pictures/100002010000001800000018B33A108EBEC63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0.322cm" fo:min-width="8.775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8.275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8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24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7.9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606cm"/>
    </style:style>
    <style:style style:name="gr15" style:family="graphic" style:parent-style-name="Web_20_API">
      <style:graphic-properties draw:textarea-horizontal-align="justify" draw:textarea-vertical-align="middle" draw:auto-grow-height="false" fo:min-height="2.667cm" fo:min-width="8.2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7.584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AuthZ">
      <style:graphic-properties draw:textarea-horizontal-align="justify" draw:textarea-vertical-align="middle" draw:auto-grow-height="false" fo:min-height="1.376cm" fo:min-width="7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69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Misc_20_B">
      <style:graphic-properties draw:textarea-horizontal-align="justify" draw:textarea-vertical-align="middle" draw:auto-grow-height="false" fo:min-height="2.367cm" fo:min-width="6.858cm"/>
    </style:style>
    <style:style style:name="gr2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24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2.875cm" fo:min-width="8.77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8pt" fo:font-weight="bold" style:font-size-asian="18pt" style:font-size-complex="18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style:font-name="Liberation Sans1" fo:font-size="12pt"/>
    </style:style>
    <style:style style:name="P9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style:font-name="Liberation Sans1" fo:font-size="12pt" style:font-size-asian="18pt" style:font-size-complex="18pt"/>
    </style:style>
    <style:style style:name="P12" style:family="paragraph">
      <loext:graphic-properties draw:fill="solid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8pt" fo:font-weight="bold" style:font-size-asian="18pt" style:font-size-complex="18pt"/>
    </style:style>
    <style:style style:name="T3" style:family="text">
      <style:text-properties style:font-name="Liberation Sans1" fo:font-size="12pt" style:font-size-asian="18pt" style:font-size-complex="18pt"/>
    </style:style>
    <style:style style:name="T4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3.004cm" svg:y1="3.729cm" svg:x2="33.004cm" svg:y2="21.701cm">
          <text:p/>
        </draw:line>
        <draw:line draw:style-name="gr1" draw:text-style-name="P1" draw:layer="layout" svg:x1="20.21cm" svg:y1="3.821cm" svg:x2="20.228cm" svg:y2="22.59cm">
          <text:p/>
        </draw:line>
        <draw:custom-shape draw:style-name="gr2" draw:text-style-name="P2" draw:layer="layout" svg:width="9.325cm" svg:height="10.622cm" svg:x="15.5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27cm" svg:x="2.497cm" svg:y="2.251cm">
          <text:p text:style-name="P3"><text:span text:style-name="T1">Brows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91cm" svg:y1="3.821cm" svg:x2="5.826cm" svg:y2="21.955cm">
          <text:p/>
        </draw:line>
        <draw:custom-shape draw:style-name="gr4" draw:text-style-name="P4" draw:layer="layout" svg:width="9.579cm" svg:height="1.27cm" svg:x="15.473cm" svg:y="2.152cm">
          <text:p text:style-name="P3"><text:span text:style-name="T1">Spring Relying Part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877cm" svg:y1="7.107cm" svg:x2="15.529cm" svg:y2="7.096cm">
          <text:p/>
        </draw:line>
        <draw:frame draw:style-name="gr6" draw:text-style-name="P5" draw:layer="layout" svg:width="4.054cm" svg:height="0.962cm" svg:x="7.626cm" svg:y="6.108cm">
          <draw:text-box>
            <text:p><text:span text:style-name="T1">GET /private</text:span></text:p>
          </draw:text-box>
        </draw:frame>
        <draw:custom-shape draw:style-name="gr7" draw:text-style-name="P4" draw:layer="layout" svg:width="8.275cm" svg:height="2.032cm" svg:x="16.188cm" svg:y="6.029cm">
          <text:p text:style-name="P3"><text:span text:style-name="T1">FilterSecurity</text:span><text:span text:style-name="T1"><text:line-break/></text:span><text:span text:style-name="T1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.275cm" svg:height="3.835cm" svg:x="16.184cm" svg:y="8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6.924cm" svg:height="1.673cm" svg:x="16.826cm" svg:y="8.547cm">
          <draw:text-box>
            <text:p text:style-name="P3"><text:span text:style-name="T2">ExceptionTranslation</text:span><text:span text:style-name="T2"><text:line-break/></text:span><text:span text:style-name="T2">Filter</text:span></text:p>
          </draw:text-box>
        </draw:frame>
        <draw:custom-shape draw:style-name="gr10" draw:text-style-name="P4" draw:layer="layout" svg:width="7.925cm" svg:height="1.443cm" svg:x="16.319cm" svg:y="10.433cm">
          <text:p text:style-name="P3"><text:span text:style-name="T1">LoginUrl</text:span><text:span text:style-name="T1"><text:line-break/></text:span><text:span text:style-name="T1">AuthenticationEntr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1" draw:id="id1" draw:layer="layout" svg:x1="24.872cm" svg:y1="7.015cm" svg:x2="30.536cm" svg:y2="7.015cm">
          <text:p/>
        </draw:line>
        <draw:line draw:style-name="gr5" draw:text-style-name="P1" xml:id="id2" draw:id="id2" draw:layer="layout" svg:x1="30.536cm" svg:y1="9.406cm" svg:x2="24.872cm" svg:y2="9.355cm">
          <text:p/>
        </draw:line>
        <draw:line draw:style-name="gr5" draw:text-style-name="P1" draw:layer="layout" svg:x1="15.529cm" svg:y1="11.16cm" svg:x2="5.877cm" svg:y2="11.171cm">
          <text:p/>
        </draw:line>
        <draw:frame draw:style-name="gr11" draw:text-style-name="P8" draw:layer="layout" svg:width="7.758cm" svg:height="0.962cm" svg:x="7.655cm" svg:y="10.398cm">
          <draw:text-box>
            <text:p text:style-name="P7"><text:span text:style-name="T3">Location: /saml2/authenticate/example</text:span></text:p>
          </draw:text-box>
        </draw:frame>
        <draw:custom-shape draw:style-name="gr12" draw:text-style-name="P9" draw:layer="layout" svg:width="0.635cm" svg:height="0.635cm" svg:x="6.813cm" svg:y="6.2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5cm" svg:x="25.488cm" svg:y="7.885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35cm" svg:height="0.635cm" svg:x="6.804cm" svg:y="10.363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77cm" svg:y1="13.827cm" svg:x2="15.529cm" svg:y2="13.838cm">
          <text:p/>
        </draw:line>
        <draw:frame draw:style-name="gr14" draw:text-style-name="P11" draw:layer="layout" svg:width="7.106cm" svg:height="0.835cm" svg:x="7.655cm" svg:y="13.003cm">
          <draw:text-box>
            <text:p text:style-name="P10"><text:span text:style-name="T3">GET /saml2/authenticate/example</text:span></text:p>
          </draw:text-box>
        </draw:frame>
        <draw:custom-shape draw:style-name="gr12" draw:text-style-name="P9" draw:layer="layout" svg:width="0.635cm" svg:height="0.635cm" svg:x="6.813cm" svg:y="12.95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8.274cm" svg:height="2.667cm" svg:x="16.224cm" svg:y="12.811cm">
          <text:p text:style-name="P3"><text:span text:style-name="T1">Saml2WebSso</text:span></text:p>
          <text:p text:style-name="P3"><text:span text:style-name="T1">AuthenticationRequest</text:span></text:p>
          <text:p text:style-name="P3"><text:span text:style-name="T1">Filt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529cm" svg:y1="15.097cm" svg:x2="5.877cm" svg:y2="15.059cm">
          <text:p/>
        </draw:line>
        <draw:frame draw:style-name="gr16" draw:text-style-name="P11" draw:layer="layout" svg:width="8.084cm" svg:height="0.725cm" svg:x="7.629cm" svg:y="14.274cm">
          <draw:text-box>
            <text:p text:style-name="P10"><text:span text:style-name="T3">Location: https://idp.example.com</text:span></text:p>
          </draw:text-box>
        </draw:frame>
        <draw:custom-shape draw:style-name="gr12" draw:text-style-name="P9" draw:layer="layout" svg:width="0.635cm" svg:height="0.635cm" svg:x="6.813cm" svg:y="14.246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6.323cm" svg:height="0.962cm" svg:x="15.27cm" svg:y="4.529cm">
          <draw:text-box>
            <text:p><text:span text:style-name="T4">S</text:span><text:span text:style-name="T4">e</text:span><text:span text:style-name="T4">c</text:span><text:span text:style-name="T4">u</text:span><text:span text:style-name="T4">r</text:span><text:span text:style-name="T4">i</text:span><text:span text:style-name="T4">t</text:span><text:span text:style-name="T4">y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C</text:span><text:span text:style-name="T4">h</text:span><text:span text:style-name="T4">a</text:span><text:span text:style-name="T4">i</text:span><text:span text:style-name="T4">n</text:span></text:p>
          </draw:text-box>
        </draw:frame>
        <draw:connector draw:style-name="gr18" draw:text-style-name="P3" draw:layer="layout" draw:line-skew="-0.443cm" svg:x1="30.536cm" svg:y1="7.015cm" svg:x2="30.536cm" svg:y2="9.38cm" draw:start-shape="id1" draw:start-glue-point="1" draw:end-shape="id2" draw:end-glue-point="1" svg:d="M30536 7015h58v2365h-58" svg:viewBox="0 0 59 2366">
          <text:p/>
        </draw:connector>
        <draw:custom-shape draw:style-name="gr19" draw:text-style-name="P4" draw:layer="layout" svg:width="8.136cm" svg:height="1.524cm" svg:x="26.439cm" svg:y="7.404cm">
          <text:p text:style-name="P3"><text:span text:style-name="T1">AccessDeniedEx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877cm" svg:y1="17.626cm" svg:x2="29.194cm" svg:y2="17.637cm">
          <text:p/>
        </draw:line>
        <draw:custom-shape draw:style-name="gr3" draw:text-style-name="P4" draw:layer="layout" svg:width="6.985cm" svg:height="1.27cm" svg:x="29.448cm" svg:y="2.143cm">
          <text:p text:style-name="P3"><text:span text:style-name="T1">Asserting Party</text:span>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5.971cm" svg:height="0.725cm" svg:x="7.577cm" svg:y="16.875cm">
          <draw:text-box>
            <text:p text:style-name="P10"><text:span text:style-name="T3">GET https://idp.example.com</text:span></text:p>
          </draw:text-box>
        </draw:frame>
        <draw:frame draw:style-name="gr21" draw:text-style-name="P3" draw:layer="layout" svg:width="0.633cm" svg:height="0.633cm" svg:x="6.831cm" svg:y="16.828cm">
          <draw:image xlink:href="Pictures/100002010000001800000018BDCAE85134170910.png" xlink:type="simple" xlink:show="embed" xlink:actuate="onLoad">
            <text:p/>
          </draw:image>
        </draw:frame>
        <draw:custom-shape draw:style-name="gr22" draw:text-style-name="P4" draw:layer="layout" svg:width="6.858cm" svg:height="2.367cm" svg:x="29.58cm" svg:y="16.921cm">
          <text:p text:style-name="P3"><text:span text:style-name="T1">Authenticate</text:span></text:p>
          <text:p text:style-name="P3"><text:span text:style-name="T1">User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5.853cm" svg:y1="18.926cm" svg:x2="29.17cm" svg:y2="18.937cm">
          <text:p/>
        </draw:line>
        <draw:frame draw:style-name="gr21" draw:text-style-name="P3" draw:layer="layout" svg:width="0.633cm" svg:height="0.633cm" svg:x="6.831cm" svg:y="18.08cm">
          <draw:image xlink:href="Pictures/100002010000001800000018B33A108EBEC6363A.png" xlink:type="simple" xlink:show="embed" xlink:actuate="onLoad">
            <text:p/>
          </draw:image>
        </draw:frame>
        <draw:frame draw:style-name="gr14" draw:text-style-name="P11" draw:layer="layout" svg:width="7.114cm" svg:height="0.835cm" svg:x="7.655cm" svg:y="18.104cm">
          <draw:text-box>
            <text:p text:style-name="P10"><text:span text:style-name="T3">Location: /login/saml2/sso/example</text:span></text:p>
          </draw:text-box>
        </draw:frame>
        <draw:custom-shape draw:style-name="gr24" draw:text-style-name="P2" draw:layer="layout" svg:width="9.325cm" svg:height="3.175cm" svg:x="15.554cm" svg:y="19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877cm" svg:y1="20.501cm" svg:x2="15.529cm" svg:y2="20.512cm">
          <text:p/>
        </draw:line>
        <draw:frame draw:style-name="gr14" draw:text-style-name="P11" draw:layer="layout" svg:width="7.106cm" svg:height="0.835cm" svg:x="7.555cm" svg:y="19.677cm">
          <draw:text-box>
            <text:p text:style-name="P10"><text:span text:style-name="T3">POST /login/saml2/sso/example</text:span></text:p>
          </draw:text-box>
        </draw:frame>
        <draw:frame draw:style-name="gr21" draw:text-style-name="P3" draw:layer="layout" svg:width="0.633cm" svg:height="0.633cm" svg:x="6.824cm" svg:y="19.656cm">
          <draw:image xlink:href="Pictures/1000020100000018000000181BF26FAB3E482F96.png" xlink:type="simple" xlink:show="embed" xlink:actuate="onLoad">
            <text:p/>
          </draw:image>
        </draw:frame>
        <draw:custom-shape draw:style-name="gr7" draw:text-style-name="P4" draw:layer="layout" svg:width="8.275cm" svg:height="2.032cm" svg:x="16.285cm" svg:y="19.432cm">
          <text:p text:style-name="P3"><text:span text:style-name="T1">Saml2WebSso</text:span></text:p>
          <text:p text:style-name="P3"><text:span text:style-name="T1">AuthenticationFil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2H22M24S</meta:editing-duration>
    <meta:editing-cycles>8</meta:editing-cycles>
    <meta:generator>LibreOffice/6.0.7.3$Linux_X86_64 LibreOffice_project/00m0$Build-3</meta:generator>
    <dc:date>2020-08-26T15:41:51.276808219</dc:date>
    <meta:document-statistic meta:object-count="42"/>
    <meta:template xlink:type="simple" xlink:actuate="onRequest" xlink:title="palette" xlink:href="../../../../../../../../../../../../Templates/Spring/palette.otg" meta:date="2020-02-27T14:46:41.018535132"/>
  </office:meta>
</office:document-meta>
</file>